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bil attack</text:p>
              </text:list-item>
              <text:list-item>
                <text:p>Global idea of the protoc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per 1</text:p>
              </text:list-item>
              <text:list-item>
                <text:p>Paper 2</text:p>
              </text:list-item>
              <text:list-item>
                <text:p>Our solution, what’s n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ockchain-based joining</text:p>
              </text:list-item>
              <text:list-item>
                <text:p>P2P authent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chain-based jo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 of blocks</text:p>
              </text:list-item>
              <text:list-item>
                <text:p>Steps of joining</text:p>
              </text:list-item>
              <text:list-item>
                <text:p>Genesis</text:p>
              </text:list-item>
              <text:list-item>
                <text:p>Coll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2P Authent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gital signatures (RSA, SHA256)</text:p>
              </text:list-item>
              <text:list-item>
                <text:p>Inspect inactive no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allenges</text:p>
              </text:list-item>
              <text:list-item>
                <text:p>Disadvantages (PoW, edge cases)</text:p>
              </text:list-item>
              <text:list-item>
                <text:p>Advantages of our solution (scalable, easy forks handling, completely decentralized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2:10:30.258920029</meta:creation-date>
    <meta:editing-duration>PT8M4S</meta:editing-duration>
    <meta:editing-cycles>4</meta:editing-cycles>
    <meta:generator>LibreOffice/5.2.2.2$Linux_X86_64 LibreOffice_project/20m0$Build-2</meta:generator>
    <dc:date>2018-01-08T12:28:43.756719199</dc:date>
    <meta:document-statistic meta:object-count="53"/>
  </office:meta>
</office:document-meta>
</file>